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d1299" officeooo:paragraph-rsid="001d1299" style:font-size-asian="12pt" style:font-size-complex="12pt"/>
    </style:style>
    <style:style style:name="P2" style:family="paragraph" style:parent-style-name="Standard">
      <style:text-properties fo:font-size="12pt" officeooo:rsid="001ebc85" officeooo:paragraph-rsid="001ebc85" style:font-size-asian="12pt" style:font-size-complex="12pt"/>
    </style:style>
    <style:style style:name="P3" style:family="paragraph" style:parent-style-name="Standard">
      <style:text-properties fo:font-size="12pt" officeooo:rsid="001f7f4c" officeooo:paragraph-rsid="001f7f4c" style:font-size-asian="12pt" style:font-size-complex="12pt"/>
    </style:style>
    <style:style style:name="P4" style:family="paragraph" style:parent-style-name="Standard">
      <style:text-properties fo:font-size="12pt" officeooo:rsid="0020fee5" officeooo:paragraph-rsid="0020fee5" style:font-size-asian="12pt" style:font-size-complex="12pt"/>
    </style:style>
    <style:style style:name="P5" style:family="paragraph" style:parent-style-name="Standard">
      <style:text-properties fo:font-size="12pt" fo:font-weight="bold" officeooo:rsid="0020fee5" officeooo:paragraph-rsid="0020fee5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3d3d1" officeooo:paragraph-rsid="0023d3d1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3d3d1" officeooo:paragraph-rsid="002bf220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adc14" officeooo:paragraph-rsid="002adc14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26ce32" officeooo:paragraph-rsid="0023d3d1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a09b5" officeooo:paragraph-rsid="0028966c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adc14" officeooo:paragraph-rsid="002adc1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1pt" officeooo:rsid="0020fee5" officeooo:paragraph-rsid="0020fee5" style:font-size-asian="11pt" style:font-size-complex="11pt"/>
    </style:style>
    <style:style style:name="P13" style:family="paragraph" style:parent-style-name="Standard">
      <style:text-properties fo:font-size="11pt" fo:font-weight="bold" officeooo:rsid="0020fee5" officeooo:paragraph-rsid="002d7ebf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20fee5" officeooo:paragraph-rsid="002fdcdc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1pt" fo:font-weight="bold" officeooo:rsid="003c828b" officeooo:paragraph-rsid="003c828b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50%"/>
      <style:text-properties fo:font-size="11pt" fo:font-weight="normal" officeooo:rsid="0036959f" officeooo:paragraph-rsid="0036959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50%"/>
      <style:text-properties fo:font-size="11pt" fo:font-weight="normal" officeooo:rsid="0038785f" officeooo:paragraph-rsid="0038785f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38f0ab" officeooo:paragraph-rsid="0038f0ab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officeooo:rsid="003faaef" officeooo:paragraph-rsid="003faaef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50%"/>
      <style:text-properties officeooo:paragraph-rsid="0038f0ab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1pt" fo:font-weight="normal" officeooo:rsid="003faaef" officeooo:paragraph-rsid="003faae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c9211e" loext:opacity="100%" fo:font-size="11pt" fo:font-weight="normal" officeooo:rsid="00411617" officeooo:paragraph-rsid="00411617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50%"/>
      <style:text-properties officeooo:paragraph-rsid="0038f0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3cff" style:font-weight-asian="normal" style:font-weight-complex="normal"/>
    </style:style>
    <style:style style:name="T4" style:family="text">
      <style:text-properties fo:font-weight="normal" officeooo:rsid="00269e4e" style:font-weight-asian="normal" style:font-weight-complex="normal"/>
    </style:style>
    <style:style style:name="T5" style:family="text">
      <style:text-properties fo:font-weight="normal" officeooo:rsid="0026c50b" style:font-weight-asian="normal" style:font-weight-complex="normal"/>
    </style:style>
    <style:style style:name="T6" style:family="text">
      <style:text-properties fo:font-weight="normal" officeooo:rsid="0026ce32" style:font-weight-asian="normal" style:font-weight-complex="normal"/>
    </style:style>
    <style:style style:name="T7" style:family="text">
      <style:text-properties fo:font-weight="normal" officeooo:rsid="002a09b5" style:font-weight-asian="normal" style:font-weight-complex="normal"/>
    </style:style>
    <style:style style:name="T8" style:family="text">
      <style:text-properties officeooo:rsid="0026ce32"/>
    </style:style>
    <style:style style:name="T9" style:family="text">
      <style:text-properties officeooo:rsid="0028966c"/>
    </style:style>
    <style:style style:name="T10" style:family="text">
      <style:text-properties officeooo:rsid="002bf220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officeooo:rsid="002d7ebf"/>
    </style:style>
    <style:style style:name="T13" style:family="text">
      <style:text-properties fo:color="#c9211e" loext:opacity="100%" fo:font-size="11pt" officeooo:rsid="0026ce32" style:font-size-asian="11pt" style:font-size-complex="11pt"/>
    </style:style>
    <style:style style:name="T14" style:family="text">
      <style:text-properties fo:color="#c9211e" loext:opacity="100%" fo:font-size="11pt" fo:font-weight="normal" officeooo:rsid="0038f0ab" style:font-size-asian="11pt" style:font-weight-asian="normal" style:font-size-complex="11pt" style:font-weight-complex="normal"/>
    </style:style>
    <style:style style:name="T15" style:family="text">
      <style:text-properties fo:font-size="11pt" officeooo:rsid="002bf220" style:font-size-asian="11pt" style:font-size-complex="11pt"/>
    </style:style>
    <style:style style:name="T16" style:family="text">
      <style:text-properties fo:font-size="11pt" fo:font-weight="normal" officeooo:rsid="0038f0ab" style:font-size-asian="11pt" style:font-weight-asian="normal" style:font-size-complex="11pt" style:font-weight-complex="normal"/>
    </style:style>
    <style:style style:name="T17" style:family="text">
      <style:text-properties officeooo:rsid="00319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NoSQL<text:tab/><text:tab/><text:tab/><text:tab/><text:tab/><text:tab/><text:tab/><text:tab/><text:tab/>08/03/2023</text:p>
      <text:p text:style-name="P1"/>
      <text:p text:style-name="P2"><text:span text:style-name="T1">Cluster →</text:span> se refere a capacidade de um conjunto de servidores ou instancias se conectarem a um banco de dados.</text:p>
      <text:p text:style-name="P3">O Cluster existe justamente para ajudar na quando algum servidor falha ele aloca em outro servidor, sem causar danos em uma aplicação.</text:p>
      <text:p text:style-name="P3"/>
      <text:p text:style-name="P5">Classes NoSQL:</text:p>
      <text:p text:style-name="P12">Chave / Valor (Key / Value)</text:p>
      <text:p text:style-name="P12">Família de Colunas (Column Family)</text:p>
      <text:p text:style-name="P12">Documentos (Document)</text:p>
      <text:p text:style-name="P12">Grafos (Graph)</text:p>
      <text:p text:style-name="P4"/>
      <text:p text:style-name="P7">Chave/Valor:<text:tab/><text:tab/><text:span text:style-name="T15">banco de dados que utiliza essa classe é o </text:span><text:span text:style-name="T13">Redis</text:span><text:line-break/><text:span text:style-name="T9">O</text:span><text:span text:style-name="T3">s dados são armazenados em um esquema de registros composto por uma chave(id) e um valor(todo conteúdo da chave).</text:span></text:p>
      <text:p text:style-name="P6"><text:span text:style-name="T3">- </text:span><text:span text:style-name="T4">você consegue recuperar um registro através da chave.</text:span></text:p>
      <text:p text:style-name="P6"><text:span text:style-name="T4">- </text:span><text:span text:style-name="T5">utiliza sua memoria RAM, </text:span><text:span text:style-name="T6">deixando <text:s/>a consulta mais rapida</text:span></text:p>
      <text:p text:style-name="P9"/>
      <text:p text:style-name="P13"><text:span text:style-name="T8">Família de Colunas (Column Family): <text:s text:c="2"/></text:span><text:span text:style-name="T10">banco de dados que utiliza essa classe é o </text:span><text:span text:style-name="T12">Cassandra</text:span></text:p>
      <text:p text:style-name="P10">Armazena os dados como um conjunto de chaves: linha, coluna, timestamp.</text:p>
      <text:p text:style-name="P8"><text:span text:style-name="T7">C</text:span><text:span text:style-name="T2">onceito Masterless: não existe um único servidor no cluster que concentra a escrita. São atendida pelo servidor mais próximo.</text:span></text:p>
      <text:p text:style-name="P11"/>
      <text:p text:style-name="P14">Documentos (Document)<text:span text:style-name="T2"><text:tab/><text:tab/><text:tab/></text:span><text:span text:style-name="T17">banco de dados é o CounchDB / MongoDB</text:span></text:p>
      <text:p text:style-name="P14"/>
      <text:p text:style-name="P14">//______________________________________________________________________________________</text:p>
      <text:p text:style-name="P14"/>
      <text:p text:style-name="P16"><text:span text:style-name="T11">insert()</text:span> <text:tab/>→ Inserir documentos no banco de dados</text:p>
      <text:p text:style-name="P17"><text:span text:style-name="T11">find() </text:span>→ pesquisa doc no banco de dados</text:p>
      <text:p text:style-name="P17"><text:span text:style-name="T11">countDocuments() </text:span>→ contar a quantidade de doc retornados</text:p>
      <text:p text:style-name="P20"><text:span text:style-name="T14">limit() <text:s/>skip()</text:span><text:span text:style-name="T16">→ fazer uma pagina simples combinando os métodos</text:span></text:p>
      <text:p text:style-name="P20"><text:span text:style-name="T16"/></text:p>
      <text:p text:style-name="P18">//______________________________________________________________________________________</text:p>
      <text:p text:style-name="P18"/>
      <text:p text:style-name="P15">Utilizando MongoDB com Docker</text:p>
      <text:p text:style-name="P15"/>
      <text:p text:style-name="P19">Com o docker rodando, precisamos da imagem do MongoDB que será o molde do contêiner. Para isso executamos o comando:</text:p>
      <text:p text:style-name="P21">docker pull mongo:4</text:p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5:38:24.390956878</meta:creation-date>
    <dc:date>2023-03-15T23:40:14.853802840</dc:date>
    <meta:editing-duration>PT1H51M32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28" meta:character-count="1574" meta:non-whitespace-character-count="1354"/>
  </office:meta>
</office:document-meta>
</file>